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12.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7.75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14.42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7.75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7.052cm" fo:min-width="14.423cm" loext:decorative="false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1.02cm" fo:min-width="10.93cm" loext:decorative="false"/>
      <style:paragraph-properties style:writing-mode="lr-tb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1.141cm" fo:min-width="0cm" loext:decorative="false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1.139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.587cm" svg:x="4.81cm" svg:y="1cm">
          <text:p text:style-name="P1">Teacher Student-Reading 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.587cm" svg:x="1.317cm" svg:y="4.175cm">
          <text:p text:style-name="P1">Welcome Scre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923cm" svg:height="6.35cm" svg:x="3.222cm" svg:y="6.397cm">
          <text:p text:style-name="P1">Logo Disp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255cm" svg:height="1.588cm" svg:x="1.317cm" svg:y="13.382cm">
          <text:p text:style-name="P1">Course Selec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923cm" svg:height="7.302cm" svg:x="3.222cm" svg:y="15.6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905cm" svg:x="5.445cm" svg:y="18.145cm">
          <text:p text:style-name="P1">UFL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905cm" svg:x="11.545cm" svg:y="18.145cm">
          <text:p text:style-name="P1">Heggert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1" draw:layer="layout" svg:width="8.255cm" svg:height="1.588cm" svg:x="1cm" svg:y="1cm">
          <text:p text:style-name="P1">Choose Less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923cm" svg:height="7.302cm" svg:x="2.905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43cm" svg:height="1.27cm" svg:x="3.54cm" svg:y="3.54cm">
          <text:p text:style-name="P1">Lesson 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43cm" svg:height="1.27cm" svg:x="3.54cm" svg:y="5.04cm">
          <text:p text:style-name="P1">Lesson 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1.588cm" svg:x="15.922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953cm" svg:height="1.587cm" svg:x="15.922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56:02.248912803</meta:creation-date>
    <meta:generator>LibreOffice/7.6.1.2$MacOSX_X86_64 LibreOffice_project/f5defcebd022c5bc36bbb79be232cb6926d8f674</meta:generator>
    <dc:date>2023-09-26T13:36:15.532541938</dc:date>
    <meta:editing-duration>PT40M12S</meta:editing-duration>
    <meta:editing-cycles>3</meta:editing-cycles>
    <meta:document-statistic meta:object-count="13"/>
  </office:meta>
</office:document-meta>
</file>